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3.25" calcext:value-type="float">
            <text:p>13.25</text:p>
          </table:table-cell>
          <table:table-cell table:formula="of:=0.0098*500/[.A1]" office:value-type="float" office:value="0.369811320754717" calcext:value-type="float">
            <text:p>0.369811320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0.0098*500/[.A2]" office:value-type="float" office:value="0.556818181818182" calcext:value-type="float">
            <text:p>0.5568181818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table:formula="of:=0.0098*500/[.A3]" office:value-type="float" office:value="0.391686650679456" calcext:value-type="float">
            <text:p>0.391686650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0.0098*500/[.A4]" office:value-type="float" office:value="0.466666666666667" calcext:value-type="float">
            <text:p>0.4666666667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table:formula="of:=0.0098*500/[.A5]" office:value-type="float" office:value="0.448717948717949" calcext:value-type="float">
            <text:p>0.4487179487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table:formula="of:=0.0098*500/[.A6]" office:value-type="float" office:value="0.678670360110803" calcext:value-type="float">
            <text:p>0.6786703601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table:formula="of:=0.0098*500/[.A7]" office:value-type="float" office:value="0.729166666666667" calcext:value-type="float">
            <text:p>0.7291666667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table:formula="of:=0.0098*500/[.A8]" office:value-type="float" office:value="0.864197530864197" calcext:value-type="float">
            <text:p>0.864197530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table:formula="of:=0.0098*500/[.A9]" office:value-type="float" office:value="0.475728155339806" calcext:value-type="float">
            <text:p>0.4757281553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table:formula="of:=0.0098*500/[.A10]" office:value-type="float" office:value="1.33514986376022" calcext:value-type="float">
            <text:p>1.3351498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4:14:52.203363122</meta:creation-date>
    <dc:date>2018-09-15T14:51:20.995968913</dc:date>
    <meta:editing-duration>PT26M18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